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 style:font-name="Gadugi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ccff" style:font-name="Gadugi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ff6600"/>
    </style:style>
    <style:style style:name="P4" style:family="paragraph" style:parent-style-name="Standard">
      <style:text-properties fo:color="#ff6600" style:font-name="Gadugi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00cc00" style:font-name="Gadugi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ccff"/>
    </style:style>
    <style:style style:name="T2" style:family="text">
      <style:text-properties fo:color="#00ccff" style:font-name="Gadugi" fo:font-size="15pt" fo:font-weight="bold" style:font-size-asian="15pt" style:font-weight-asian="bold" style:font-size-complex="15pt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ff6600" style:font-name="Gadugi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Gadugi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cc00"/>
    </style:style>
    <style:style style:name="T7" style:family="text">
      <style:text-properties fo:color="#00cc00" style:font-name="Gadugi"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der-----------------------------------------------------------------------</text:p>
      <text:p text:style-name="P1"><text:tab/><text:span text:style-name="T1">Icône_flèche </text:span><text:span text:style-name="T3">lien vers l'accueil au clic</text:span></text:p>
      <text:p text:style-name="P2"><text:tab/>logo ohmyfood</text:p>
      <text:p text:style-name="P1"/>
      <text:p text:style-name="P1">Photo------------------------------------------------------------------------</text:p>
      <text:p text:style-name="P1"/>
      <text:p text:style-name="P1">Section_Menu---------------------------------------------------------------</text:p>
      <text:p text:style-name="Standard"><text:tab/><text:span text:style-name="T2">titre_restau</text:span></text:p>
      <text:p text:style-name="Standard"><text:span text:style-name="T2"><text:tab/><text:tab/></text:span><text:span text:style-name="T4">nom_restau</text:span></text:p>
      <text:p text:style-name="P3"><text:span text:style-name="T5"><text:tab/><text:tab/>icône cœur</text:span></text:p>
      <text:p text:style-name="Standard"><text:span text:style-name="T2"><text:tab/>menu_entrées</text:span></text:p>
      <text:p text:style-name="Standard"><text:span text:style-name="T2"><text:tab/><text:tab/></text:span><text:span text:style-name="T4">titre_entrées</text:span></text:p>
      <text:p text:style-name="P4"><text:tab/><text:tab/>entrées_a_b_c</text:p>
      <text:p text:style-name="P4"><text:tab/><text:tab/><text:tab/><text:span text:style-name="T6">entrée_a</text:span></text:p>
      <text:p text:style-name="P5"><text:tab/><text:tab/><text:tab/>entrée_b</text:p>
      <text:p text:style-name="P5"><text:tab/><text:tab/><text:tab/>entrée_c</text:p>
      <text:p text:style-name="Standard"><text:span text:style-name="T2"><text:tab/>menu_plats</text:span></text:p>
      <text:p text:style-name="Standard"><text:span text:style-name="T2"><text:tab/><text:tab/></text:span><text:span text:style-name="T4">titre_plats</text:span></text:p>
      <text:p text:style-name="P4"><text:tab/><text:tab/>plats_a_b_c</text:p>
      <text:p text:style-name="Standard"><text:tab/><text:tab/><text:tab/><text:span text:style-name="T7">plat_a</text:span></text:p>
      <text:p text:style-name="P5"><text:tab/><text:tab/><text:tab/>plat_b</text:p>
      <text:p text:style-name="P5"><text:tab/><text:tab/><text:tab/>plat_c</text:p>
      <text:p text:style-name="Standard"><text:span text:style-name="T2"><text:tab/>menu_desserts</text:span></text:p>
      <text:p text:style-name="Standard"><text:span text:style-name="T2"><text:tab/><text:tab/></text:span><text:span text:style-name="T4">titre_desserts</text:span></text:p>
      <text:p text:style-name="P3"><text:span text:style-name="T5"><text:tab/><text:tab/>desserts_a_b_c</text:span></text:p>
      <text:p text:style-name="Standard"><text:tab/><text:tab/><text:tab/><text:span text:style-name="T7">dessert_a</text:span></text:p>
      <text:p text:style-name="P5"><text:tab/><text:tab/><text:tab/>dessert_b</text:p>
      <text:p text:style-name="P5"><text:span text:style-name="T5"><text:tab/><text:tab/><text:tab/>dessert_c</text:span></text:p>
      <text:p text:style-name="Standard"><text:tab/><text:span text:style-name="T2">bouton commander</text:span></text:p>
      <text:p text:style-name="P1"/>
      <text:p text:style-name="P1">Footer-----------------------------------------------------------------------</text:p>
      <text:p text:style-name="P1"/>
      <text:p text:style-name="P1"><text:tab/><text:span text:style-name="T1">Idem page d'accue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lle DOMENGES</meta:initial-creator>
    <meta:creation-date>2022-02-25T15:19:14.45</meta:creation-date>
    <meta:generator>OpenOffice/4.1.7$Win32 OpenOffice.org_project/417m1$Build-9800</meta:generator>
    <meta:document-statistic meta:table-count="0" meta:image-count="0" meta:object-count="0" meta:page-count="1" meta:paragraph-count="29" meta:word-count="39" meta:character-count="657"/>
    <dc:date>2022-02-25T17:08:57.04</dc:date>
    <dc:creator>Marielle DOMENGES</dc:creator>
    <meta:editing-duration>PT1H49M42S</meta:editing-duration>
    <meta:editing-cycles>1</meta:editing-cycles>
  </office:meta>
</office:document-meta>
</file>